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5-01-18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4-01-04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3-01-05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2-01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1-01-0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20-01-0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8-01-03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7-01-04 23:0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6-01-03 21:3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6-01-03 21:3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13101223701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